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32850309158038" calcext:value-type="float">
            <text:p>0.532850309158038</text:p>
          </table:table-cell>
          <table:table-cell table:style-name="ce2" office:value-type="float" office:value="0.76652760596913" calcext:value-type="float">
            <text:p>0.7665276059691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6264069576234" calcext:value-type="float">
            <text:p>0.346264069576234</text:p>
          </table:table-cell>
          <table:table-cell office:value-type="float" office:value="0.489225835552171" calcext:value-type="float">
            <text:p>0.48922583555217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56147698420706" calcext:value-type="float">
            <text:p>0.356147698420706</text:p>
          </table:table-cell>
          <table:table-cell office:value-type="float" office:value="0.605803444704417" calcext:value-type="float">
            <text:p>0.60580344470441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89033326842553" calcext:value-type="float">
            <text:p>0.589033326842553</text:p>
          </table:table-cell>
          <table:table-cell table:style-name="ce2" office:value-type="float" office:value="0.76652760596913" calcext:value-type="float">
            <text:p>0.7665276059691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32', '64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85650528565681" calcext:value-type="float">
            <text:p>0.285650528565681</text:p>
          </table:table-cell>
          <table:table-cell table:style-name="ce2" office:value-type="float" office:value="0.76652760596913" calcext:value-type="float">
            <text:p>0.7665276059691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19871774076632" calcext:value-type="float">
            <text:p>0.319871774076632</text:p>
          </table:table-cell>
          <table:table-cell office:value-type="float" office:value="0.641719812649235" calcext:value-type="float">
            <text:p>0.64171981264923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589033326842553" calcext:value-type="float">
            <text:p>0.589033326842553</text:p>
          </table:table-cell>
          <table:table-cell table:style-name="Default" table:formula="of:=MAX([.G2:.G7])" office:value-type="float" office:value="0.76652760596913" calcext:value-type="float">
            <text:p>0.7665276059691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0:33:13.263285726</dc:date>
    <meta:editing-duration>PT5M16S</meta:editing-duration>
    <meta:editing-cycles>3</meta:editing-cycles>
    <meta:generator>LibreOffice/6.0.7.3$Linux_X86_64 LibreOffice_project/00m0$Build-3</meta:generator>
    <meta:document-statistic meta:table-count="1" meta:cell-count="71" meta:object-count="0"/>
  </office:meta>
</office:document-meta>
</file>